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C40000ED4C0000958DBD07D37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Heading_20_2">
      <style:paragraph-properties fo:padding="0.0193in" fo:border="0.0008in solid #d9d9e3"/>
    </style:style>
    <style:style style:name="P3" style:family="paragraph" style:parent-style-name="Heading_20_4">
      <style:paragraph-properties fo:padding="0.0193in" fo:border="0.0008in solid #d9d9e3"/>
    </style:style>
    <style:style style:name="P4" style:family="paragraph" style:parent-style-name="Heading_20_1">
      <style:paragraph-properties fo:padding="0.0193in" fo:border="0.0008in solid #d9d9e3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1">
      <style:paragraph-properties fo:text-align="justify" style:justify-single-word="false"/>
    </style:style>
    <style:style style:name="P9" style:family="paragraph" style:parent-style-name="Standard" style:list-style-name="WW8Num5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fo:language="none" fo:country="none" style:language-asian="none" style:country-asian="none"/>
    </style:style>
    <style:style style:name="P12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13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14" style:family="paragraph" style:parent-style-name="Standard" style:list-style-name="WW8Num4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WW8Num5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WW8Num1">
      <style:paragraph-properties fo:text-align="justify" style:justify-single-word="false"/>
    </style:style>
    <style:style style:name="P19" style:family="paragraph" style:parent-style-name="Standard" style:list-style-name="WW8Num1"/>
    <style:style style:name="P2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20pt" style:font-size-asian="120pt" style:font-size-complex="120pt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 style:master-page-name="Convert_20_1">
      <style:paragraph-properties fo:text-align="center" style:justify-single-word="false" style:page-number="auto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5in" fo:margin-right="0in" fo:text-indent="0in" style:auto-text-indent="false"/>
    </style:style>
    <style:style style:name="P2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GB"/>
    </style:style>
    <style:style style:name="P2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1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1in"/>
        </style:tab-stops>
      </style:paragraph-properties>
    </style:style>
    <style:style style:name="P32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33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35" style:family="paragraph" style:parent-style-name="Text_20_body">
      <style:paragraph-properties fo:margin-top="0in" fo:margin-bottom="0in" fo:padding="0.0193in" fo:border="0.0008in solid #d9d9e3"/>
    </style:style>
    <style:style style:name="P36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7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8" style:family="paragraph" style:parent-style-name="Text_20_body" style:list-style-name="L3">
      <style:paragraph-properties fo:margin-top="0in" fo:margin-bottom="0in" fo:padding="0.0193in" fo:border="0.0008in solid #d9d9e3"/>
    </style:style>
    <style:style style:name="P39" style:family="paragraph" style:parent-style-name="Text_20_body" style:list-style-name="L4">
      <style:paragraph-properties fo:margin-top="0in" fo:margin-bottom="0in" fo:padding="0.0193in" fo:border="0.0008in solid #d9d9e3"/>
    </style:style>
    <style:style style:name="P40" style:family="paragraph" style:parent-style-name="Text_20_body" style:list-style-name="L5">
      <style:paragraph-properties fo:margin-top="0in" fo:margin-bottom="0in" fo:padding="0.0193in" fo:border="0.0008in solid #d9d9e3"/>
    </style:style>
    <style:style style:name="P41" style:family="paragraph" style:parent-style-name="Text_20_body" style:list-style-name="L6">
      <style:paragraph-properties fo:margin-top="0in" fo:margin-bottom="0in" fo:padding="0.0193in" fo:border="0.0008in solid #d9d9e3"/>
    </style:style>
    <style:style style:name="P42" style:family="paragraph" style:parent-style-name="Text_20_body" style:list-style-name="L8">
      <style:paragraph-properties fo:margin-top="0in" fo:margin-bottom="0in" fo:padding="0.0193in" fo:border="0.0008in solid #d9d9e3"/>
    </style:style>
    <style:style style:name="P43" style:family="paragraph" style:parent-style-name="Text_20_body" style:list-style-name="L9">
      <style:paragraph-properties fo:margin-top="0in" fo:margin-bottom="0in" fo:padding="0.0193in" fo:border="0.0008in solid #d9d9e3"/>
    </style:style>
    <style:style style:name="P44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45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46" style:family="paragraph" style:parent-style-name="Text_20_body" style:list-style-name="L18">
      <style:paragraph-properties fo:margin-top="0in" fo:margin-bottom="0in" fo:padding="0.0193in" fo:border="0.0008in solid #d9d9e3"/>
    </style:style>
    <style:style style:name="P47" style:family="paragraph" style:parent-style-name="Text_20_body" style:list-style-name="L22">
      <style:paragraph-properties fo:margin-top="0in" fo:margin-bottom="0in" fo:padding="0.0193in" fo:border="0.0008in solid #d9d9e3"/>
    </style:style>
    <style:style style:name="P48" style:family="paragraph" style:parent-style-name="Text_20_body" style:list-style-name="L26">
      <style:paragraph-properties fo:margin-top="0in" fo:margin-bottom="0in" fo:padding="0.0193in" fo:border="0.0008in solid #d9d9e3"/>
    </style:style>
    <style:style style:name="P49" style:family="paragraph" style:parent-style-name="Text_20_body">
      <style:paragraph-properties fo:padding="0.0193in" fo:border="0.0008in solid #d9d9e3"/>
    </style:style>
    <style:style style:name="P50" style:family="paragraph" style:parent-style-name="Text_20_body" style:list-style-name="L1">
      <style:paragraph-properties fo:padding="0.0193in" fo:border="0.0008in solid #d9d9e3"/>
    </style:style>
    <style:style style:name="P51" style:family="paragraph" style:parent-style-name="Text_20_body" style:list-style-name="L2">
      <style:paragraph-properties fo:padding="0.0193in" fo:border="0.0008in solid #d9d9e3"/>
    </style:style>
    <style:style style:name="P52" style:family="paragraph" style:parent-style-name="Text_20_body" style:list-style-name="L3">
      <style:paragraph-properties fo:padding="0.0193in" fo:border="0.0008in solid #d9d9e3"/>
    </style:style>
    <style:style style:name="P53" style:family="paragraph" style:parent-style-name="Text_20_body" style:list-style-name="L4">
      <style:paragraph-properties fo:padding="0.0193in" fo:border="0.0008in solid #d9d9e3"/>
    </style:style>
    <style:style style:name="P54" style:family="paragraph" style:parent-style-name="Text_20_body" style:list-style-name="L5">
      <style:paragraph-properties fo:padding="0.0193in" fo:border="0.0008in solid #d9d9e3"/>
    </style:style>
    <style:style style:name="P55" style:family="paragraph" style:parent-style-name="Text_20_body" style:list-style-name="L6">
      <style:paragraph-properties fo:padding="0.0193in" fo:border="0.0008in solid #d9d9e3"/>
    </style:style>
    <style:style style:name="P56" style:family="paragraph" style:parent-style-name="Text_20_body" style:list-style-name="L7">
      <style:paragraph-properties fo:padding="0.0193in" fo:border="0.0008in solid #d9d9e3"/>
    </style:style>
    <style:style style:name="P57" style:family="paragraph" style:parent-style-name="Text_20_body" style:list-style-name="L8">
      <style:paragraph-properties fo:padding="0.0193in" fo:border="0.0008in solid #d9d9e3"/>
    </style:style>
    <style:style style:name="P58" style:family="paragraph" style:parent-style-name="Text_20_body" style:list-style-name="L9">
      <style:paragraph-properties fo:padding="0.0193in" fo:border="0.0008in solid #d9d9e3"/>
    </style:style>
    <style:style style:name="P59" style:family="paragraph" style:parent-style-name="Text_20_body" style:list-style-name="L10">
      <style:paragraph-properties fo:padding="0.0193in" fo:border="0.0008in solid #d9d9e3"/>
    </style:style>
    <style:style style:name="P60" style:family="paragraph" style:parent-style-name="Text_20_body" style:list-style-name="L11">
      <style:paragraph-properties fo:padding="0.0193in" fo:border="0.0008in solid #d9d9e3"/>
    </style:style>
    <style:style style:name="P61" style:family="paragraph" style:parent-style-name="Text_20_body" style:list-style-name="L12">
      <style:paragraph-properties fo:padding="0.0193in" fo:border="0.0008in solid #d9d9e3"/>
    </style:style>
    <style:style style:name="P62" style:family="paragraph" style:parent-style-name="Text_20_body" style:list-style-name="L13">
      <style:paragraph-properties fo:padding="0.0193in" fo:border="0.0008in solid #d9d9e3"/>
    </style:style>
    <style:style style:name="P63" style:family="paragraph" style:parent-style-name="Text_20_body" style:list-style-name="L14">
      <style:paragraph-properties fo:padding="0.0193in" fo:border="0.0008in solid #d9d9e3"/>
    </style:style>
    <style:style style:name="P64" style:family="paragraph" style:parent-style-name="Text_20_body" style:list-style-name="L15">
      <style:paragraph-properties fo:padding="0.0193in" fo:border="0.0008in solid #d9d9e3"/>
    </style:style>
    <style:style style:name="P65" style:family="paragraph" style:parent-style-name="Text_20_body" style:list-style-name="L16">
      <style:paragraph-properties fo:padding="0.0193in" fo:border="0.0008in solid #d9d9e3"/>
    </style:style>
    <style:style style:name="P66" style:family="paragraph" style:parent-style-name="Text_20_body" style:list-style-name="L17">
      <style:paragraph-properties fo:padding="0.0193in" fo:border="0.0008in solid #d9d9e3"/>
    </style:style>
    <style:style style:name="P67" style:family="paragraph" style:parent-style-name="Text_20_body" style:list-style-name="L18">
      <style:paragraph-properties fo:padding="0.0193in" fo:border="0.0008in solid #d9d9e3"/>
    </style:style>
    <style:style style:name="P68" style:family="paragraph" style:parent-style-name="Text_20_body" style:list-style-name="L19">
      <style:paragraph-properties fo:padding="0.0193in" fo:border="0.0008in solid #d9d9e3"/>
    </style:style>
    <style:style style:name="P69" style:family="paragraph" style:parent-style-name="Text_20_body" style:list-style-name="L20">
      <style:paragraph-properties fo:padding="0.0193in" fo:border="0.0008in solid #d9d9e3"/>
    </style:style>
    <style:style style:name="P70" style:family="paragraph" style:parent-style-name="Text_20_body" style:list-style-name="L21">
      <style:paragraph-properties fo:padding="0.0193in" fo:border="0.0008in solid #d9d9e3"/>
    </style:style>
    <style:style style:name="P71" style:family="paragraph" style:parent-style-name="Text_20_body" style:list-style-name="L22">
      <style:paragraph-properties fo:padding="0.0193in" fo:border="0.0008in solid #d9d9e3"/>
    </style:style>
    <style:style style:name="P72" style:family="paragraph" style:parent-style-name="Text_20_body" style:list-style-name="L23">
      <style:paragraph-properties fo:padding="0.0193in" fo:border="0.0008in solid #d9d9e3"/>
    </style:style>
    <style:style style:name="P73" style:family="paragraph" style:parent-style-name="Text_20_body" style:list-style-name="L24">
      <style:paragraph-properties fo:padding="0.0193in" fo:border="0.0008in solid #d9d9e3"/>
    </style:style>
    <style:style style:name="P74" style:family="paragraph" style:parent-style-name="Text_20_body" style:list-style-name="L25">
      <style:paragraph-properties fo:padding="0.0193in" fo:border="0.0008in solid #d9d9e3"/>
    </style:style>
    <style:style style:name="P75" style:family="paragraph" style:parent-style-name="Text_20_body" style:list-style-name="L26">
      <style:paragraph-properties fo:padding="0.0193in" fo:border="0.0008in solid #d9d9e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language="en" fo:country="GB"/>
    </style:style>
    <style:style style:name="T10" style:family="text">
      <style:text-properties fo:font-style="italic" style:font-style-asian="italic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0c0c0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draw:frame draw:style-name="fr1" draw:name="Frame1" text:anchor-type="char" svg:x="4.6201in" svg:y="-0.3217in" svg:width="1.5098in" svg:height="1.8846in" draw:z-index="1"><draw:text-box><text:p text:style-name="P21">4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Software Requirement Specification (SRS)</text:p>
      <text:p text:style-name="P12"/>
      <text:p text:style-name="P12"/>
      <text:p text:style-name="P12"/>
      <text:p text:style-name="P12"><draw:frame draw:style-name="fr2" draw:name="graphics1" text:anchor-type="as-char" svg:width="2.7591in" svg:height="1.8193in" draw:z-index="0"><draw:image xlink:href="Pictures/200000C40000ED4C0000958DBD07D370.wmf" xlink:type="simple" xlink:show="embed" xlink:actuate="onLoad"/></draw:frame></text:p>
      <text:p text:style-name="P23"><text:span text:style-name="T2">Lab 4: </text:span><text:span text:style-name="T2">Software Requirement Specification (SRS)</text:span></text:p>
      <text:p text:style-name="P7"><text:s/></text:p>
      <text:p text:style-name="P7">1. Introduction</text:p>
      <text:h text:style-name="P1" text:outline-level="3">1.1 Purpose</text:h>
      <text:p text:style-name="P49">The purpose of this document is to outline the software requirements for the development of the "Online Code Editor with Live Preview." This web-based application aims to provide a collaborative and user-friendly environment for code editing with real-time previews.</text:p>
      <text:h text:style-name="P1" text:outline-level="3">1.2 Scope</text:h>
      <text:p text:style-name="P49">The Online Code Editor will enable users to collaboratively edit code, visualize live previews, and streamline the coding process. It caters to both individual users and collaborative teams.</text:p>
      <text:h text:style-name="P1" text:outline-level="3">1.3 Definitions, Acronyms, and Abbreviations</text:h>
      <text:list xml:id="list6492239843214082404" text:style-name="L1">
        <text:list-item>
          <text:p text:style-name="P36"><text:span text:style-name="Strong_20_Emphasis">SRS</text:span>: Software Requirements Specification</text:p>
        </text:list-item>
        <text:list-item>
          <text:p text:style-name="P50"><text:span text:style-name="Strong_20_Emphasis">API</text:span>: Application Programming Interface</text:p>
        </text:list-item>
      </text:list>
      <text:h text:style-name="P2" text:outline-level="2">2. Overall Description</text:h>
      <text:h text:style-name="P1" text:outline-level="3">2.1 Product Perspective</text:h>
      <text:p text:style-name="P49">The Online Code Editor is a standalone web application accessible through modern web browsers. It focuses on providing a rich set of features for individual users and collaborative coding teams.</text:p>
      <text:h text:style-name="P1" text:outline-level="3">2.2 Product Features</text:h>
      <text:h text:style-name="P3" text:outline-level="4">2.2.1 User Authentication</text:h>
      <text:list xml:id="list2296811810776110602" text:style-name="L2">
        <text:list-item>
          <text:p text:style-name="P37">Users can create accounts and log in securely.</text:p>
        </text:list-item>
        <text:list-item>
          <text:p text:style-name="P51">Differentiate between individual and team accounts.</text:p>
        </text:list-item>
      </text:list>
      <text:h text:style-name="P3" text:outline-level="4">2.2.2 Code Editing</text:h>
      <text:list xml:id="list8545508063237101927" text:style-name="L3">
        <text:list-item>
          <text:p text:style-name="P38">Provide a user-friendly code editor with syntax highlighting, autocompletion, and live preview functionality.</text:p>
        </text:list-item>
        <text:list-item>
          <text:p text:style-name="P52">Support for multiple programming languages.</text:p>
        </text:list-item>
      </text:list>
      <text:h text:style-name="P3" text:outline-level="4">2.2.3 Collaboration</text:h>
      <text:list xml:id="list6341876358512900334" text:style-name="L4">
        <text:list-item>
          <text:p text:style-name="P39">Enable real-time collaborative coding with version control.</text:p>
        </text:list-item>
        <text:list-item>
          <text:p text:style-name="P53">Support chat and commenting features for effective communication.</text:p>
        </text:list-item>
      </text:list>
      <text:h text:style-name="P3" text:outline-level="4">2.2.4 Error Solutions</text:h>
      <text:list xml:id="list5129320183983554861" text:style-name="L5">
        <text:list-item>
          <text:p text:style-name="P40">Identify and highlight coding errors in real-time.</text:p>
        </text:list-item>
        <text:list-item>
          <text:p text:style-name="P54"><text:soft-page-break/>Provide suggested solutions and debugging tips.</text:p>
        </text:list-item>
      </text:list>
      <text:h text:style-name="P1" text:outline-level="3">2.3 User Classes and Characteristics</text:h>
      <text:list xml:id="list6386243086305475254" text:style-name="L6">
        <text:list-item>
          <text:p text:style-name="P41"><text:span text:style-name="Strong_20_Emphasis">Individual Users</text:span>: Can use the Online Code Editor for personal coding projects.</text:p>
        </text:list-item>
        <text:list-item>
          <text:p text:style-name="P55"><text:span text:style-name="Strong_20_Emphasis">Collaborative Teams</text:span>: Can collaborate on coding tasks, share code, and communicate within the platform.</text:p>
        </text:list-item>
      </text:list>
      <text:h text:style-name="P1" text:outline-level="3">2.4 Operating Environment</text:h>
      <text:list xml:id="list8521147537673966422" text:style-name="L7">
        <text:list-item>
          <text:p text:style-name="P56">The application should be accessible through popular web browsers (Chrome, Firefox, Safari).</text:p>
        </text:list-item>
      </text:list>
      <text:h text:style-name="P1" text:outline-level="3">2.5 Design and Implementation Constraints</text:h>
      <text:list xml:id="list4682653621512452275" text:style-name="L8">
        <text:list-item>
          <text:p text:style-name="P42">Use a responsive design for various screen sizes.</text:p>
        </text:list-item>
        <text:list-item>
          <text:p text:style-name="P57">Utilize secure coding practices to protect user data.</text:p>
        </text:list-item>
      </text:list>
      <text:h text:style-name="P2" text:outline-level="2">3. Functional Requirements</text:h>
      <text:h text:style-name="P1" text:outline-level="3">3.1 User Authentication</text:h>
      <text:h text:style-name="P3" text:outline-level="4">3.1.1 Description</text:h>
      <text:list xml:id="list5622576436058598382" text:style-name="L9">
        <text:list-item>
          <text:p text:style-name="P43">Users can register for individual or team accounts.</text:p>
        </text:list-item>
        <text:list-item>
          <text:p text:style-name="P58">Securely manage user credentials.</text:p>
        </text:list-item>
      </text:list>
      <text:h text:style-name="P3" text:outline-level="4">3.1.2 Inputs</text:h>
      <text:list xml:id="list6816060236908835661" text:style-name="L10">
        <text:list-item>
          <text:p text:style-name="P59">User-provided username, email, and password.</text:p>
        </text:list-item>
      </text:list>
      <text:h text:style-name="P3" text:outline-level="4">3.1.3 Outputs</text:h>
      <text:list xml:id="list8065791704685391403" text:style-name="L11">
        <text:list-item>
          <text:p text:style-name="P60">Successful account creation or login.</text:p>
        </text:list-item>
      </text:list>
      <text:h text:style-name="P1" text:outline-level="3">3.2 Code Editing</text:h>
      <text:h text:style-name="P3" text:outline-level="4">3.2.1 Description</text:h>
      <text:list xml:id="list8961684503488607068" text:style-name="L12">
        <text:list-item>
          <text:p text:style-name="P44">Provide a code editor with syntax highlighting, autocompletion, and live preview.</text:p>
        </text:list-item>
        <text:list-item>
          <text:p text:style-name="P61">Support for multiple programming languages.</text:p>
        </text:list-item>
      </text:list>
      <text:h text:style-name="P3" text:outline-level="4">3.2.2 Inputs</text:h>
      <text:list xml:id="list8288065486996912548" text:style-name="L13">
        <text:list-item>
          <text:p text:style-name="P62">User-provided code.</text:p>
        </text:list-item>
      </text:list>
      <text:h text:style-name="P3" text:outline-level="4"><text:soft-page-break/>3.2.3 Outputs</text:h>
      <text:list xml:id="list8795503877525654570" text:style-name="L14">
        <text:list-item>
          <text:p text:style-name="P63">Real-time display of code changes and live previews.</text:p>
        </text:list-item>
      </text:list>
      <text:h text:style-name="P1" text:outline-level="3">3.3 Collaboration</text:h>
      <text:h text:style-name="P3" text:outline-level="4">3.3.1 Description</text:h>
      <text:list xml:id="list1447256072343061896" text:style-name="L15">
        <text:list-item>
          <text:p text:style-name="P45">Enable multiple users to collaborate in real-time.</text:p>
        </text:list-item>
        <text:list-item>
          <text:p text:style-name="P45">Implement version control for collaborative projects.</text:p>
        </text:list-item>
        <text:list-item>
          <text:p text:style-name="P64">Integrate chat and commenting features for communication.</text:p>
        </text:list-item>
      </text:list>
      <text:h text:style-name="P3" text:outline-level="4">3.3.2 Inputs</text:h>
      <text:list xml:id="list7409811664749554457" text:style-name="L16">
        <text:list-item>
          <text:p text:style-name="P65">Code changes from collaborating users.</text:p>
        </text:list-item>
      </text:list>
      <text:h text:style-name="P3" text:outline-level="4">3.3.3 Outputs</text:h>
      <text:list xml:id="list4330895280682078886" text:style-name="L17">
        <text:list-item>
          <text:p text:style-name="P66">Real-time synchronization of code changes.</text:p>
        </text:list-item>
      </text:list>
      <text:h text:style-name="P1" text:outline-level="3">3.4 Error Solutions</text:h>
      <text:h text:style-name="P3" text:outline-level="4">3.4.1 Description</text:h>
      <text:list xml:id="list6433528145490655643" text:style-name="L18">
        <text:list-item>
          <text:p text:style-name="P46">Identify and highlight coding errors in real-time.</text:p>
        </text:list-item>
        <text:list-item>
          <text:p text:style-name="P67">Provide suggested solutions and debugging tips.</text:p>
        </text:list-item>
      </text:list>
      <text:h text:style-name="P3" text:outline-level="4">3.4.2 Inputs</text:h>
      <text:list xml:id="list585297401677268235" text:style-name="L19">
        <text:list-item>
          <text:p text:style-name="P68">Code with errors.</text:p>
        </text:list-item>
      </text:list>
      <text:h text:style-name="P3" text:outline-level="4">3.4.3 Outputs</text:h>
      <text:list xml:id="list5699364420313095905" text:style-name="L20">
        <text:list-item>
          <text:p text:style-name="P69">Highlighted errors and suggested solutions.</text:p>
        </text:list-item>
      </text:list>
      <text:h text:style-name="P2" text:outline-level="2">4. Non-functional Requirements</text:h>
      <text:h text:style-name="P1" text:outline-level="3">4.1 Performance</text:h>
      <text:list xml:id="list1245352473318803872" text:style-name="L21">
        <text:list-item>
          <text:p text:style-name="P70">The application should load within [specified time] for optimal user experience.</text:p>
        </text:list-item>
      </text:list>
      <text:h text:style-name="P1" text:outline-level="3">4.2 Security</text:h>
      <text:list xml:id="list5341707064965328370" text:style-name="L22">
        <text:list-item>
          <text:p text:style-name="P47">Implement secure authentication mechanisms.</text:p>
        </text:list-item>
        <text:list-item>
          <text:p text:style-name="P71">Ensure data encryption during transmission.</text:p>
        </text:list-item>
      </text:list>
      <text:h text:style-name="P1" text:outline-level="3"><text:soft-page-break/>4.3 Usability</text:h>
      <text:list xml:id="list3528717036478244461" text:style-name="L23">
        <text:list-item>
          <text:p text:style-name="P72">The user interface should be intuitive and user-friendly.</text:p>
        </text:list-item>
      </text:list>
      <text:h text:style-name="P2" text:outline-level="2">5. System Models</text:h>
      <text:h text:style-name="P1" text:outline-level="3">5.1 Use Case Diagram</text:h>
      <text:p text:style-name="P49">[Include a use case diagram illustrating the interactions between users and the system.]</text:p>
      <text:h text:style-name="P2" text:outline-level="2">6. External Interface Requirements</text:h>
      <text:h text:style-name="P1" text:outline-level="3">6.1 User Interfaces</text:h>
      <text:list xml:id="list4432365417495445600" text:style-name="L24">
        <text:list-item>
          <text:p text:style-name="P73">Ensure a responsive and intuitive user interface.</text:p>
        </text:list-item>
      </text:list>
      <text:h text:style-name="P1" text:outline-level="3">6.2 API Interfaces</text:h>
      <text:list xml:id="list5671463316934203849" text:style-name="L25">
        <text:list-item>
          <text:p text:style-name="P74">Define APIs for communication between the frontend and backend.</text:p>
        </text:list-item>
      </text:list>
      <text:h text:style-name="P2" text:outline-level="2">7. Other Requirements</text:h>
      <text:list xml:id="list2760880124409742122" text:style-name="L26">
        <text:list-item>
          <text:p text:style-name="P48">Collaborate with team members to refine and enhance the project as needed.</text:p>
        </text:list-item>
        <text:list-item>
          <text:p text:style-name="P75">Regularly update documentation to reflect changes and improvements.</text:p>
        </text:list-item>
      </text:list>
      <text:h text:style-name="P2" text:outline-level="2">8. Appendices</text:h>
      <text:p text:style-name="P49">[Include any additional information or supporting documents.]</text:p>
      <text:h text:style-name="P4" text:outline-level="1">Synopsis Status</text:h>
      <text:p text:style-name="P49">Faculty Remark- Approved / Approved with Changes / Not Approved</text:p>
      <text:p text:style-name="P49">Signature - Date:- [Faculty Signature]</text:p>
      <text:p text:style-name="P49">On the basis of the given synopsis, the Software Requirements Specification has been [Approved/Approved with Changes/Not Approved] by the faculty.</text:p>
      <text:p text:style-name="P3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WW8Num1z0" style:family="text">
      <style:text-properties style:font-name="Symbol" fo:language="en" fo:country="GB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2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8in" fo:margin-left="0.8862in" fo:margin-right="0.5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span text:style-name="MT1">Software Engineering Lab Manual (18B17CI672)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5T11:33:57.61</meta:creation-date>
    <meta:document-statistic meta:table-count="0" meta:image-count="1" meta:object-count="0" meta:page-count="5" meta:paragraph-count="97" meta:word-count="608" meta:character-count="4199"/>
    <dc:date>2024-02-05T11:37:26.33</dc:date>
    <meta:editing-duration>PT3M28S</meta:editing-duration>
    <meta:editing-cycles>1</meta:editing-cycles>
    <meta:generator>OpenOffice/4.0.1$Win32 OpenOffice.org_project/401m5$Build-9714</meta:generator>
  </office:meta>
</office:document-meta>
</file>